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335in"/>
    </style:style>
    <style:style style:name="co3" style:family="table-column">
      <style:table-column-properties fo:break-before="auto" style:column-width="3.1736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italic" style:font-weight-asian="normal" style:font-name-complex="Monospace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Monospace" fo:language="none" fo:country="none" fo:font-style="italic" style:font-name-asian="Monospace" style:language-asian="none" style:country-asian="none" style:font-style-asian="italic" style:font-name-complex="Monospace" style:language-complex="none" style:country-complex="none" style:font-style-complex="italic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cell-protect="none" style:print-content="tru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T1" style:family="text">
      <style:text-properties fo:color="#3f5fbf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fo:color="#3f5fbf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font-name="Monospace" style:font-name-complex="Monospace" style:language-complex="none" style:country-complex="none" style:language-asian="none" style:country-asian="none" style:font-name-asian="Monospace" fo:color="#000000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font-name="Monospace" style:font-name-complex="Monospace" style:language-complex="none" style:country-complex="none" style:language-asian="none" style:country-asian="none" style:font-name-asian="Monospace" fo:color="#0000c0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style-asian="normal" style:font-style-complex="normal" style:text-emphasize="none" style:font-relief="none" style:text-overline-style="none" style:text-overline-color="font-color" fo:language="none" fo:country="none" style:font-name="Monospace" style:font-name-complex="Monospace" style:language-complex="none" style:country-complex="none" style:language-asian="none" style:country-asian="none" style:font-name-asian="Monospace" style:font-weight-asian="bold" style:font-weight-complex="bold" fo:font-weight="bold" fo:color="#642880"/>
    </style:style>
    <style:style style:name="T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style-asian="normal" style:font-style-complex="normal" style:text-emphasize="none" style:font-relief="none" style:text-overline-style="none" style:text-overline-color="font-color" style:font-name="Monospace" style:font-name-complex="Monospace" style:font-name-asian="Monospace" fo:color="#000000" fo:font-weight="normal" fo:language="en" fo:country="US" style:language-asian="zh" style:country-asian="CN" style:language-complex="hi" style:country-complex="IN" style:font-weight-asian="normal" style:font-weight-complex="normal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complex="Monospace" style:font-name="Monospace" style:font-name-asian="Monospace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style-asian="normal" style:font-style-complex="normal" style:text-emphasize="none" style:font-relief="none" style:text-overline-style="none" style:text-overline-color="font-color" style:font-name-complex="Monospace" style:font-name="Monospace" style:font-name-asian="Monospace" style:font-weight-asian="bold" fo:language="none" fo:country="none" style:language-complex="none" style:country-complex="none" fo:color="#642880" style:font-weight-complex="bold" style:language-asian="none" style:country-asian="none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style-asian="normal" style:font-style-complex="normal" style:text-emphasize="none" style:font-relief="none" style:text-overline-style="none" style:text-overline-color="font-color" style:font-name-complex="Monospace" style:font-name="Monospace" style:font-name-asian="Monospace" style:font-weight-asian="normal" fo:color="#000000" style:font-weight-complex="normal" style:language-asian="zh" style:country-asian="CN" style:language-complex="hi" style:country-complex="IN" fo:language="en" fo:country="US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style-asian="normal" style:font-style-complex="normal" style:text-emphasize="none" style:font-relief="none" style:text-overline-style="none" style:text-overline-color="font-color" style:font-name-complex="Monospace" style:font-name="Monospace" style:font-name-asian="Monospace" style:font-weight-asian="normal" fo:color="#000000" style:font-weight-complex="normal" style:language-asian="none" style:country-asian="none" style:language-complex="none" style:country-complex="none" fo:language="none" fo:country="none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style-asian="normal" style:font-style-complex="normal" style:text-emphasize="none" style:font-relief="none" style:text-overline-style="none" style:text-overline-color="font-color" style:font-name-complex="Monospace" style:font-name="Monospace" style:font-name-asian="Monospace" style:font-weight-asian="normal" style:font-weight-complex="normal" style:language-asian="none" style:country-asian="none" style:language-complex="none" style:country-complex="none" fo:language="none" fo:country="none" fo:color="#0000c0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style-asian="normal" style:font-style-complex="normal" style:text-emphasize="none" style:font-relief="none" style:text-overline-style="none" style:text-overline-color="font-color" style:font-name-complex="Monospace" style:font-name="Monospace" style:font-name-asian="Monospace" style:font-weight-asian="normal" style:font-weight-complex="normal" fo:color="#000000" fo:language="en" fo:country="US" style:language-asian="zh" style:country-asian="CN" style:language-complex="hi" style:country-complex="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protected-cells="true" loext:select-unprotected-cells="tru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alculation test for barometric formula: Altitude to Pressure, and control calculation back to altitude.</text:p>
            <text:p>Inputs: </text:p>
            <text:p>- Temperature at altitude (You can only measure the temperature around yourself in the plane, not on the ground 1000m below</text:p>
            <text:p>- Current altitude</text:p>
            <text:p>- QFF (Pressure reduced to MSL, you can fill in QNH from neighboring airports)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" office:value-type="string" calcext:value-type="string">
            <text:p>Constants for calculation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 calcext:value-type="string">
            <text:p>CtoK</text:p>
          </table:table-cell>
          <table:table-cell table:style-name="ce6" office:value-type="float" office:value="273.15" calcext:value-type="float">
            <text:p>273.15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 calcext:value-type="string">
            <text:p>GRAVITY</text:p>
          </table:table-cell>
          <table:table-cell table:style-name="ce6" office:value-type="float" office:value="9.80665" calcext:value-type="float">
            <text:p>9.80665</text:p>
          </table:table-cell>
          <table:table-cell/>
          <table:table-cell office:value-type="string" calcext:value-type="string">
            <text:p>Un-protect sheet: password = password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R: <text:span text:style-name="T1">Universal gas constant</text:span></text:p>
          </table:table-cell>
          <table:table-cell table:style-name="ce6" office:value-type="float" office:value="8.3144598" calcext:value-type="float">
            <text:p>8.3144598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 calcext:value-type="string">
            <text:p>M: <text:span text:style-name="T2">Molar</text:span><text:span text:style-name="T1"> mass of dry air</text:span></text:p>
          </table:table-cell>
          <table:table-cell table:style-name="ce6" office:value-type="float" office:value="0.0289644" calcext:value-type="float">
            <text:p>0.0289644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2" office:value-type="string" calcext:value-type="string">
            <text:p>TempLapseIndiffBoundLayer</text:p>
            <text:p>In Deg/m</text:p>
          </table:table-cell>
          <table:table-cell table:style-name="ce7" table:formula="of:= -1 / 100" office:value-type="float" office:value="-0.01" calcext:value-type="float">
            <text:p>-0.01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table:style-name="ce8"/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 calcext:value-type="string">
            <text:p>BarometricFormulaExponent</text:p>
          </table:table-cell>
          <table:table-cell table:style-name="ce8" table:formula="of:= [.F4] * [.F6] / [.F5] / [.F7]" office:value-type="float" office:value="-3.41626203135891" calcext:value-type="float">
            <text:p>-3.41626203135891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8"/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Barometric Factor</text:p>
          </table:table-cell>
          <table:table-cell table:style-name="ce8" table:formula="of:=POWER( ([.G14]-([.F7]*[.F15])) / [.G14];[.F9])" office:value-type="float" office:value="0.942922867486766" calcext:value-type="float">
            <text:p>0.942922867486766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5"/>
          <table:table-cell table:style-name="ce1" office:value-type="string" calcext:value-type="string">
            <text:p>Changeable values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Current temperature (C/K)</text:p>
            <text:p>at altitude (not ground temperature)</text:p>
          </table:table-cell>
          <table:table-cell table:style-name="ce9" office:value-type="float" office:value="15" calcext:value-type="float">
            <text:p>15</text:p>
          </table:table-cell>
          <table:table-cell table:style-name="ce8" table:formula="of:= [.F14] + [.F3]" office:value-type="float" office:value="288.15" calcext:value-type="float">
            <text:p>288.15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Current altitude (m)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QFF</text:p>
          </table:table-cell>
          <table:table-cell table:style-name="ce9" office:value-type="float" office:value="1013.25" calcext:value-type="float">
            <text:p>1013.25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5"/>
          <table:table-cell table:style-name="ce1" office:value-type="string" calcext:value-type="string">
            <text:p>Calculation results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altitude pressure</text:p>
          </table:table-cell>
          <table:table-cell table:style-name="ce10" table:formula="of:= [.F16] * [.F11]" office:value-type="float" office:value="955.416595480966" calcext:value-type="float">
            <text:p>955.416595480966</text:p>
          </table:table-cell>
          <table:table-cell office:value-type="string" calcext:value-type="string">
            <text:p><text:span text:style-name="T3"> </text:span><text:span text:style-name="T4">= </text:span><text:span text:style-name="T5">qff</text:span><text:span text:style-name="T4"> * </text:span><text:span text:style-name="T6">POWER</text:span><text:span text:style-name="T7"> ((currTempK - (TempLapseIndiffBoundLayer * altMSL)) / currTempK,BarometricFormulaExponent)</text:span></text:p>
          </table:table-cell>
          <table:table-cell/>
        </table:table-row>
        <table:table-row table:style-name="ro4">
          <table:table-cell table:number-columns-repeated="4"/>
          <table:table-cell table:style-name="ce3" office:value-type="string" calcext:value-type="string">
            <text:p>resulting altitude (reverse calculation)</text:p>
            <text:p>from altitude pressure, QFF and current temperature</text:p>
          </table:table-cell>
          <table:table-cell table:style-name="ce10" table:formula="of:= ([.G14] - (POWER(([.F19]/[.F16]);1/[.F9]) * [.G14]) ) / [.F7]" office:value-type="float" office:value="500" calcext:value-type="float">
            <text:p>500</text:p>
          </table:table-cell>
          <table:table-cell office:value-type="string" calcext:value-type="string">
            <text:p><text:span text:style-name="T3"> = </text:span><text:span text:style-name="T8">(currTempK </text:span><text:span text:style-name="T9">-(POWER</text:span><text:span text:style-name="T10"> (</text:span><text:span text:style-name="T11">(p / </text:span><text:span text:style-name="T12">qff),(1.0/</text:span><text:span text:style-name="T13">BarometricFormulaExponent)) * currTempK)) / TempLapseIndiffBoundLayer</text:span>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4"/>
          <table:table-cell table:style-name="ce4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 table:number-rows-repeated="2">
          <table:table-cell table:number-columns-repeated="4"/>
          <table:table-cell table:style-name="ce4"/>
          <table:table-cell table:number-columns-repeated="3"/>
        </table:table-row>
        <table:table-row table:style-name="ro2">
          <table:table-cell table:number-columns-repeated="4"/>
          <table:table-cell table:style-name="ce4"/>
          <table:table-cell table:number-columns-repeated="3"/>
        </table:table-row>
        <table:table-row table:style-name="ro2" table:number-rows-repeated="2">
          <table:table-cell table:number-columns-repeated="4"/>
          <table:table-cell table:style-name="ce5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1:38:11.689788832</meta:creation-date>
    <dc:date>2021-01-05T18:09:21.470193116</dc:date>
    <meta:editing-duration>PT1H38S</meta:editing-duration>
    <meta:editing-cycles>1</meta:editing-cycles>
    <meta:document-statistic meta:table-count="1" meta:cell-count="32" meta:object-count="0"/>
    <meta:generator>LibreOffice/6.4.6.2$Linux_X86_64 LibreOffice_project/40$Build-2</meta:generator>
  </office:meta>
</office:document-meta>
</file>